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2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3pt solid #000000" fo:border-right="none" fo:border-top="3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3pt solid #000000" fo:border-right="none" fo:border-top="none"/>
      <style:paragraph-properties fo:text-align="start" fo:margin-left="0mm"/>
    </style:style>
    <style:style style:name="ce3" style:family="table-cell" style:parent-style-name="Default">
      <style:table-cell-properties fo:border-bottom="3pt solid #000000" style:text-align-source="fix" style:repeat-content="false" fo:border-left="3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3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order-bottom="3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3pt solid #000000" fo:border-top="3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3pt solid #000000" fo:border-top="none"/>
    </style:style>
    <style:style style:name="ce9" style:family="table-cell" style:parent-style-name="Default">
      <style:table-cell-properties fo:border-bottom="none" fo:wrap-option="wrap" fo:border-left="none" fo:border-right="3pt solid #000000" fo:border-top="none"/>
    </style:style>
    <style:style style:name="ce10" style:family="table-cell" style:parent-style-name="Default">
      <style:table-cell-properties fo:border-bottom="3pt solid #000000" fo:wrap-option="wrap" fo:border-left="none" fo:border-right="3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Signal</text:p>
          </table:table-cell>
          <table:table-cell table:style-name="ce4" office:value-type="string" calcext:value-type="string">
            <text:p>Broches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at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sion aux bornes de la batterie</text:p>
          </table:table-cell>
        </table:table-row>
        <table:table-row table:style-name="ro1">
          <table:table-cell office:value-type="string" calcext:value-type="string">
            <text:p>uC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ion d’alimentation 5V fournie au microcontrôleur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sion d’alimentation 5V fournie aux senseurs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sion d’alimentation 3.3V fournie aux senseurs</text:p>
          </table:table-cell>
        </table:table-row>
        <table:table-row table:style-name="ro1">
          <table:table-cell office:value-type="string" calcext:value-type="string">
            <text:p>3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sion d’alimentation 3V fournie aux senseurs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e à la terre du circuit d’alimentation</text:p>
          </table:table-cell>
        </table:table-row>
        <table:table-row table:style-name="ro2">
          <table:table-cell office:value-type="string" calcext:value-type="string">
            <text:p>EnuC ou EuC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Broche d’activation de l’alimentation du microcontrôleur. Haut niveau = actif, Bas niveau = inactif</text:p>
          </table:table-cell>
        </table:table-row>
        <table:table-row table:style-name="ro3">
          <table:table-cell office:value-type="string" calcext:value-type="string">
            <text:p>EN5V ou E5V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Broche d’activation de l’alimentation des capteurs 5V. <text:s/>Haut niveau = actif, Bas niveau = inactif</text:p>
          </table:table-cell>
        </table:table-row>
        <table:table-row table:style-name="ro3">
          <table:table-cell office:value-type="string" calcext:value-type="string">
            <text:p>EN3.3V ou E33V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roche d’activation de l’alimentation des capteurs 3.3V. Haut niveau = actif, Bas niveau = inactif</text:p>
          </table:table-cell>
        </table:table-row>
        <table:table-row table:style-name="ro3">
          <table:table-cell office:value-type="string" calcext:value-type="string">
            <text:p>EN3V ou E3V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Broche d’activation de l’alimentation des capteurs 3V. Haut niveau = actif, Bas niveau = inactif</text:p>
          </table:table-cell>
        </table:table-row>
        <table:table-row table:style-name="ro4">
          <table:table-cell office:value-type="string" calcext:value-type="string">
            <text:p>SolCtrl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Permet d’asservir le chargeur avec des niveaux logiques, si les connecteurs sont connecté en mode nMOS. <text:s text:c="5"/>Bas niveau = panneau solaire connecté au chargeur. <text:s text:c="3"/>Haut niveau = panneau solaire déconnecté du chargeur</text:p>
          </table:table-cell>
        </table:table-row>
        <table:table-row table:style-name="ro4">
          <table:table-cell table:style-name="ce3" office:value-type="string" calcext:value-type="string">
            <text:p>Status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Donne le status de charge de la batterie. <text:s text:c="15"/>Niveau haut = charge complétée. <text:s text:c="30"/>Bas niveau = batterie en chargement. <text:s text:c="21"/>Haute impédance = hors service ou pas de batteri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15:45.368626521</meta:creation-date>
    <dc:date>2017-07-12T22:59:46.576848949</dc:date>
    <meta:editing-duration>PT6H33M50S</meta:editing-duration>
    <meta:editing-cycles>3</meta:editing-cycles>
    <meta:generator>LibreOffice/5.1.6.2$Linux_X86_64 LibreOffice_project/10m0$Build-2</meta:generator>
    <meta:document-statistic meta:table-count="1" meta:cell-count="39" meta:object-count="0"/>
  </office:meta>
</office:document-meta>
</file>